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ottom_20_Red-title">
      <style:graphic-properties fo:min-height="6.621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Kriging a interpolac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xml:id="id1" text:id="id1" text:style-name="P2"><text:span text:style-name="T1">Když jsou data vzácná a řidká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5">Bodová měření</text:p>
              </text:list-item>
              <text:list-item>
                <text:p xml:id="id3" text:id="id3" text:style-name="P5">Matematika krigingu</text:p>
              </text:list-item>
              <text:list-item>
                <text:p xml:id="id4" text:id="id4" text:style-name="P5">Použit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Častý rozpor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" text:id="id5">Jev zájmu je v ploše spojitě</text:p>
              </text:list-item>
              <text:list-item>
                <text:p xml:id="id6" text:id="id6">Měření jevu je drahé a diskrétní</text:p>
              </text:list-item>
              <text:list-item>
                <text:p xml:id="id7" text:id="id7">Část změříme, zbytek (většinu) interpolujeme numericky</text:p>
              </text:list-item>
              <text:list-item>
                <text:p xml:id="id8" text:id="id8">Typické use cases: těžba, počas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69</meta:editing-cycles>
    <dc:title>JLA prezka</dc:title>
    <meta:editing-duration>P1DT13H57M57S</meta:editing-duration>
    <meta:generator>LibreOffice/24.2.1.2$Linux_X86_64 LibreOffice_project/420$Build-2</meta:generator>
    <meta:initial-creator>Jindra Lacko</meta:initial-creator>
    <dc:date>2024-03-13T08:05:59.107446939</dc:date>
    <dc:creator>Jindra Lacko</dc:creator>
    <meta:document-statistic meta:object-count="73"/>
  </office:meta>
</office:document-meta>
</file>